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officeooo:rsid="000c16f2" officeooo:paragraph-rsid="000c16f2"/>
    </style:style>
    <style:style style:name="P2" style:family="paragraph" style:parent-style-name="Preformatted_20_Text">
      <style:text-properties style:font-name="Arial" officeooo:rsid="000c16f2" officeooo:paragraph-rsid="001d9baa"/>
    </style:style>
    <style:style style:name="P3" style:family="paragraph" style:parent-style-name="Preformatted_20_Text">
      <style:text-properties style:font-name="Arial" officeooo:rsid="00123b53" officeooo:paragraph-rsid="00123b53"/>
    </style:style>
    <style:style style:name="P4" style:family="paragraph" style:parent-style-name="Preformatted_20_Text">
      <style:text-properties style:font-name="Arial" officeooo:rsid="0018871e" officeooo:paragraph-rsid="0018871e"/>
    </style:style>
    <style:style style:name="P5" style:family="paragraph" style:parent-style-name="Preformatted_20_Text">
      <style:text-properties fo:color="#ff9900" style:font-name="Arial" fo:font-weight="bold" officeooo:rsid="000c16f2" officeooo:paragraph-rsid="000c16f2" style:font-weight-asian="bold" style:font-weight-complex="bold"/>
    </style:style>
    <style:style style:name="P6" style:family="paragraph" style:parent-style-name="Preformatted_20_Text">
      <style:text-properties fo:color="#ff9900" style:font-name="Arial" fo:font-size="10pt" fo:font-weight="bold" officeooo:rsid="000c16f2" officeooo:paragraph-rsid="000c16f2" style:font-name-asian="Courier New" style:font-size-asian="10pt" style:font-weight-asian="bold" style:font-name-complex="Liberation Mono" style:font-size-complex="10pt" style:font-weight-complex="bold"/>
    </style:style>
    <style:style style:name="P7" style:family="paragraph" style:parent-style-name="Preformatted_20_Text" style:list-style-name="L1">
      <style:text-properties style:font-name="Arial" officeooo:rsid="000c16f2" officeooo:paragraph-rsid="000c16f2"/>
    </style:style>
    <style:style style:name="P8" style:family="paragraph" style:parent-style-name="Preformatted_20_Text">
      <style:text-properties style:font-name="Arial" officeooo:rsid="000c16f2" officeooo:paragraph-rsid="000c16f2"/>
    </style:style>
    <style:style style:name="P9" style:family="paragraph" style:parent-style-name="Preformatted_20_Text">
      <style:text-properties style:font-name="Arial" officeooo:rsid="000c16f2" officeooo:paragraph-rsid="006685ed"/>
    </style:style>
    <style:style style:name="P10" style:family="paragraph" style:parent-style-name="Preformatted_20_Text">
      <style:text-properties style:font-name="Arial" officeooo:rsid="00198c47" officeooo:paragraph-rsid="001d9baa"/>
    </style:style>
    <style:style style:name="P11" style:family="paragraph" style:parent-style-name="Preformatted_20_Text" style:list-style-name="L2">
      <style:text-properties style:font-name="Arial" officeooo:rsid="000d502b" officeooo:paragraph-rsid="000d502b"/>
    </style:style>
    <style:style style:name="P12" style:family="paragraph" style:parent-style-name="Preformatted_20_Text">
      <style:text-properties style:font-name="Arial" officeooo:rsid="000d502b" officeooo:paragraph-rsid="000d502b"/>
    </style:style>
    <style:style style:name="P13" style:family="paragraph" style:parent-style-name="Preformatted_20_Text" style:list-style-name="L2">
      <style:text-properties style:font-name="Arial" officeooo:rsid="000f1644" officeooo:paragraph-rsid="000f1644"/>
    </style:style>
    <style:style style:name="P14" style:family="paragraph" style:parent-style-name="Preformatted_20_Text" style:list-style-name="L2">
      <style:text-properties style:font-name="Arial" officeooo:rsid="0028eb54" officeooo:paragraph-rsid="0028eb54"/>
    </style:style>
    <style:style style:name="P15" style:family="paragraph" style:parent-style-name="Preformatted_20_Text" style:list-style-name="L3">
      <style:text-properties style:font-name="Arial" officeooo:rsid="00101c85" officeooo:paragraph-rsid="00101c85"/>
    </style:style>
    <style:style style:name="P16" style:family="paragraph" style:parent-style-name="Preformatted_20_Text" style:list-style-name="L3">
      <style:text-properties style:font-name="Arial" officeooo:rsid="0013a362" officeooo:paragraph-rsid="0013a362"/>
    </style:style>
    <style:style style:name="P17" style:family="paragraph" style:parent-style-name="Preformatted_20_Text" style:list-style-name="L3">
      <style:text-properties style:font-name="Arial" officeooo:rsid="00110393" officeooo:paragraph-rsid="00110393"/>
    </style:style>
    <style:style style:name="P18" style:family="paragraph" style:parent-style-name="Preformatted_20_Text">
      <style:text-properties style:font-name="Arial" officeooo:rsid="007fd579" officeooo:paragraph-rsid="007fd579"/>
    </style:style>
    <style:style style:name="T1" style:family="text">
      <style:text-properties officeooo:rsid="000ee99b"/>
    </style:style>
    <style:style style:name="T2" style:family="text">
      <style:text-properties officeooo:rsid="00198c47"/>
    </style:style>
    <style:style style:name="T3" style:family="text">
      <style:text-properties officeooo:rsid="002c0c0b"/>
    </style:style>
    <style:style style:name="T4" style:family="text">
      <style:text-properties officeooo:rsid="002eae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I. Briefly state your primary interest of study within HCI. Be as specific as possible in describing your interests. Existing research areas and projects in the HCI Institute are listed on the HCI research summary page. Other HCI research interests are also welcome.</text:p>
      <text:p text:style-name="P1"/>
      <text:p text:style-name="P1"/>
      <text:list xml:id="list5859246235080520831" text:style-name="L1">
        <text:list-item>
          <text:p text:style-name="P7">New physical, tangible interfaces</text:p>
        </text:list-item>
        <text:list-item>
          <text:p text:style-name="P7">Keyboard-and-mouse to touchscreen</text:p>
        </text:list-item>
        <text:list-item>
          <text:p text:style-name="P7">Devices are shrinking, forcing us to reconsider how we might interact with them</text:p>
        </text:list-item>
        <text:list-item>
          <text:p text:style-name="P7">Computing power is becoming more spread out and less concentrated. <text:s/>This may allow us to make HCI “disappear” more than it has in the past</text:p>
        </text:list-item>
        <text:list-item>
          <text:p text:style-name="P7">Nice segway into on-body interfaces—Skinput, touche</text:p>
        </text:list-item>
        <text:list-item>
          <text:p text:style-name="P7">Reimagining the shapes and sizes of technology</text:p>
        </text:list-item>
      </text:list>
      <text:p text:style-name="P4"/>
      <text:p text:style-name="P1"/>
      <text:p text:style-name="P1"/>
      <text:p text:style-name="P1"/>
      <text:p text:style-name="P2"><text:tab/><text:span text:style-name="T2">My interest in HCI is in investigating the new physical, tangible forms technology might take in the future, in a time where computing is evolving from centralized, monolithic computers to agile, low-power computing units that surround us in synchrony. <text:s/>To this end, the work I find most inspiring at the HCI Institute are those projects in building novel, tangible devices that fit into our daily lives differently than a laptop or tablet might—so-called “device-centric” HCI. <text:s/>During my time at CMU, I would want to solder, print, extrude, and etch devices that cary code beyond an LCD. <text:s/>Chris Harrison and his work with the Future Interfaces Group—from his forearm-vibrations-as-a-skin-based-touchscreen </text:span></text:p>
      <text:p text:style-name="P2"/>
      <text:p text:style-name="P10"><text:s/>For example, I love Chris Harrison's group with the Future Interfaces Group. <text:s/></text:p>
      <text:p text:style-name="P1"/>
      <text:p text:style-name="P6">Part II. State your objective in pursuing a PhD and why you are applying to Carnegie Mellon.</text:p>
      <text:p text:style-name="P6"/>
      <text:list xml:id="list716624298843557442" text:style-name="L2">
        <text:list-item>
          <text:p text:style-name="P11">Have the freedom to independenty pursue unique, risky avenues that might not always be successful</text:p>
        </text:list-item>
        <text:list-item>
          <text:p text:style-name="P13">Learn how to crank out ideas into physical fleshed objects</text:p>
        </text:list-item>
        <text:list-item>
          <text:p text:style-name="P11">Hands-on building—need facilities, etc., <text:span text:style-name="T1">FigLab</text:span></text:p>
        </text:list-item>
        <text:list-item>
          <text:p text:style-name="P14">Disney</text:p>
        </text:list-item>
        <text:list-item>
          <text:p text:style-name="P11">Proof of concept</text:p>
        </text:list-item>
        <text:list-item>
          <text:p text:style-name="P11">Variety of professors working in interesting projects—biggest concern is having a large enough faculty</text:p>
        </text:list-item>
        <text:list-item>
          <text:p text:style-name="P11">Many CS departments—robotics, core CS, neuroscience, etc—and HCI is inherently interdisciplinary</text:p>
        </text:list-item>
      </text:list>
      <text:p text:style-name="P12"/>
      <text:p text:style-name="P12"/>
      <text:p text:style-name="P18"><text:tab/></text:p>
      <text:p text:style-name="P12"><text:tab/></text:p>
      <text:p text:style-name="P1"/>
      <text:p text:style-name="P6">Part III. Describe your background in fields related to your objective. List here any relevant industrial or commercial experience. Please note that we welcome students from all backgrounds with a variety of strengths — strong technical skills, strong social science skills, strong design skills, and combinations of the above.</text:p>
      <text:p text:style-name="P1"/>
      <text:list xml:id="list6877136021498284030" text:style-name="L3">
        <text:list-item>
          <text:p text:style-name="P15">Hands-on tinkerer/maker. <text:s/>Microcontrollers, 3D design, laser cutting, Linux bots</text:p>
        </text:list-item>
        <text:list-item>
          <text:p text:style-name="P15">Senior thesis research project (?)</text:p>
        </text:list-item>
        <text:list-item>
          <text:p text:style-name="P16">Scanner from Floored</text:p>
        </text:list-item>
        <text:list-item>
          <text:p text:style-name="P17">BeagleBone Black Hash-er</text:p>
        </text:list-item>
      </text:list>
      <text:p text:style-name="P1"/>
      <text:p text:style-name="P1"/>
      <text:p text:style-name="P1"><text:tab/><text:span text:style-name="T3">In the past, I have worked on many research and personal projects that I hope have prepared me for building complex, physical systems. <text:s/>For example, for my Senior Thesis here at Princeton, I am working jointly with Professor Jennifer Rexford from the Computer Science Department and Ken Norman from Psychology to build a portable Brain-Computer Interface to provide neurofeedback for social interactions (or whatever my project actually is). <text:s/>Before I had access to a fancy, bluetooth, 14 channel EEG headset, though, I explored brain waves by making my own homebrew EEG. <text:s/>Using a cheap electrode set I found online, some instrumentation amplifier chips and an Arduino, I was able to record a single channel of EEG data for just around thirty bucks, and from this could identify alpha waves to make a very simple “concentration-based” brain controller. <text:s/>I was </text:span><text:soft-page-break/><text:span text:style-name="T3">overjoyed to learn that for my Senior Thesis I would have access to a hundred-dollar, pre-build EEG, so that I wouldn't have to keep washing stick conductive paste out of my hair or warn my friends that there was a chance I might electrocute them.</text:span></text:p>
      <text:p text:style-name="P9"><text:tab/><text:span text:style-name="T4">Before my thesis, I worked on creating a BeagleBone Black caching proxy developing world countries with Professor Vivek Pai. <text:s/>Internet access in developing world countries is slow and costly largely because of a lack of infrastructure. <text:s/>In some African countries, it is very difficult to install and maintain copper cables, which are the cheapest way to provide access. <text:s/>As a result, Internet may be offered via satellite links that cost (THIS AMOUNT)! <text:s/>However, universities and organizations in these low-bandwidth, high-cost countries can provide faster access for their users by employing various internet acceleration techniques. <text:s/>The most basic of these is HTTP caching, in which the first request for an HTTP document is fetched (slowly) via an Internet link while all subsequent requests for that same document are served from a local copy of the original document. <text:s/>This technique is most effective for caching web content that does not change often. <text:s/>For example, if we were to install an HTTP cache at a university in a low-bandwidth region, we would expect it to serve well when students access pages like “</text:span><text:a xlink:type="simple" xlink:href="http://www.nytimes.com/"><text:span text:style-name="T4">www.nytimes.com</text:span></text:a><text:span text:style-name="T4">.” <text:s/>The New York Times homepage may change quite infrequently—tens of times in a day—yet is likely to be accessed by many. <text:s/>As a result, only the first requester of this page must wait for the document to load over the Internet, whilst subsequent requesters would load the document nearly immediately as it is served over the local area network. <text:s/>In order to keep cached content “fresh,” however, the caching proxy must have some way of knowing when its content is “stale.” <text:s/>To ensure this, content providers mark HTTP objects with a tag indicating when their expiration date is, i.e. “this image is cacheable until 11:00 EST.” <text:s/>These cacheability tags tend to be coarse-grained and often times conservative in setting expiration dates, and as a result, content expires much more quickly than is necessary. <text:s/>In order to improve the efficiency of caching, we can also employ a technique known as “bandwidth shifting.” <text:s/>In bandwidth shifting, each caching proxy in a low-bandwidth region communicates with a computer in a high-bandwidth region. <text:s/>The computer in the high-bandwidth region has some knowledge of what content each cache has stored, and as a result, can inform the caches of what content needs to be updated and what content is already cached. <text:s/>Fetching new data from the Internet is not costly for this computer, since it is situated in a high-bandwidth region. <text:s/>Furthermore, it can communicate with the caching proxies in low-bandwidth regions using highly compressed messages. <text:s/></text:span></text:p>
      <text:p text:style-name="P9"><text:span text:style-name="T4"><text:tab/>Vivek Pai and his research group built several mature platforms employing these techniques, but had experienced difficulty deploying them in developing world countries (FOR REASONS). <text:s/>Over the past five years, however, several cheap, credit-card-sized Linux computers have come to market. <text:s/>The Raspberry Pi, at only $45, <text:s/>was one such board that inspired a host of projects amongst tinkerers and hackers. <text:s/>Professor Pai and I wondered if we might be able to use one of these cheapo computers to run sophisticated internet acceleration software. <text:s/>We decided to test the idea on a cluster of BeagleBone Black's (BBB), speedy (2GHZ) ARM board running Linux at only $(PRICE), with 8GB of onboard eMMC flash included! <text:s/>Now, the BBB isn't the most space-age computer—you wouldn't want to play League of Legends on it—but would it have the horsepower to effectively serve users in developing world regions? <text:s/>I began by </text:span></text:p>
      <text:p text:style-name="P1"/>
      <text:p text:style-name="P6">Part IV. Include any additional information you wish to supply to the admissions committee, including any HCI faculty you might have been in contact with about coming to CMU as a doctoral student.</text:p>
      <text:p text:style-name="P1"/>
      <text:p text:style-name="P3">BBB published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05T22:36:29.528960000</dc:date>
    <meta:generator>LibreOffice/4.2.1.1$MacOSX_X86_64 LibreOffice_project/d7dbbd7842e6a58b0f521599204e827654e1fb8b</meta:generator>
    <meta:editing-duration>P1DT11H34M27S</meta:editing-duration>
    <meta:editing-cycles>112</meta:editing-cycles>
    <meta:document-statistic meta:table-count="0" meta:image-count="0" meta:object-count="0" meta:page-count="2" meta:paragraph-count="29" meta:word-count="1180" meta:character-count="7336" meta:non-whitespace-character-count="6164"/>
  </office:meta>
</office:document-meta>
</file>